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0.8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non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none" fo:border-top="0.0008in solid #000000"/>
      <style:paragraph-properties fo:text-align="end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order-bottom="none" fo:background-color="#cccccc" fo:border-left="none" fo:border-right="none" fo:border-top="0.0008in solid #000000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-bottom="0.0008in solid #000000" fo:background-color="#cccccc" fo:border-left="none" fo:border-right="none" fo:border-top="none"/>
      <style:text-properties style:font-name="Arial" fo:font-size="14pt" style:font-size-asian="14pt" style:font-size-complex="14pt"/>
    </style:style>
    <style:style style:name="ce11" style:family="table-cell" style:parent-style-name="Default" style:data-style-name="N1">
      <style:table-cell-properties fo:border-bottom="0.0008in solid #000000" fo:background-color="#ffcc00" fo:border-left="none" fo:border-right="none" fo:border-top="0.0008in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none" fo:border-right="none" fo:border-top="0.0008in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-bottom="0.0008in solid #000000" fo:border-left="none" fo:border-right="none" fo:border-top="none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ackground-color="#ffff00" fo:border="0.0008in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-bottom="none" fo:border-left="none" fo:border-right="0.0008in solid #000000" fo:border-top="none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-bottom="0.0008in solid #000000" fo:background-color="#ffcc00" fo:border-left="none" fo:border-right="0.0008in solid #000000" fo:border-top="0.0008in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order-left="none" fo:border-right="0.0008in solid #000000" fo:border-top="0.0008in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border-bottom="0.0008in solid #000000" fo:border-left="none" fo:border-right="0.0008in solid #000000" fo:border-top="none"/>
      <style:text-properties style:font-name="Arial" fo:font-size="14pt" style:font-size-asian="14pt" style:font-size-complex="14pt"/>
    </style:style>
    <style:style style:name="ce2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ackground-color="#ffff00" fo:border-left="0.0008in solid #000000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00" fo:border-left="0.0008in solid #000000" fo:border-right="none" fo:border-top="none"/>
    </style:style>
    <style:style style:name="ce25" style:family="table-cell" style:parent-style-name="Default">
      <style:table-cell-properties fo:border-bottom="0.0008in solid #000000" fo:background-color="#ffff00" fo:border-left="0.0008in solid #000000" fo:border-right="none" fo:border-top="none"/>
    </style:style>
    <style:style style:name="ce26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order-bottom="0.0008in solid #000000" fo:background-color="#ffff00" fo:border-left="none" fo:border-right="none" fo:border-top="none"/>
    </style:style>
    <style:style style:name="ce29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ackground-color="#ffff00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ffff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lant Rang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1"/>
        <table:table-column table:style-name="co1" table:default-cell-style-name="ce17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/>
          <table:table-cell table:style-name="ce2"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2">
          <table:table-cell/>
          <table:table-cell table:style-name="ce1" office:value-type="string">
            <text:p>Orbital Altitude (ASL)</text:p>
          </table:table-cell>
          <table:table-cell office:value-type="string">
            <text:p>H</text:p>
          </table:table-cell>
          <table:table-cell table:style-name="ce14" office:value-type="float" office:value="600">
            <text:p>600</text:p>
          </table:table-cell>
          <table:table-cell office:value-type="string">
            <text:p>km</text:p>
          </table:table-cell>
          <table:table-cell/>
          <table:table-cell table:style-name="ce22" office:value-type="string" table:number-columns-spanned="7" table:number-rows-spanned="4">
            <text:p>When calculating for communications through the atmosphere, earth's radius is increased to 4/3 to account for atmospheric bending. Bending causes the satellite to have a virtual position more above the target than it actually is. Radio waves must travel farther to account for this mis-position and this is adjusted for in equations by increasing earth's radius.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>
            <text:p>Elevation Angle</text:p>
          </table:table-cell>
          <table:table-cell office:value-type="string">
            <text:p>ε0</text:p>
          </table:table-cell>
          <table:table-cell table:style-name="ce14" office:value-type="float" office:value="0">
            <text:p>0</text:p>
          </table:table-cell>
          <table:table-cell office:value-type="string">
            <text:p>degrees</text:p>
          </table:table-cell>
          <table:table-cell table:style-name="Default"/>
          <table:covered-table-cell table:number-columns-repeated="7"/>
        </table:table-row>
        <table:table-row table:style-name="ro2">
          <table:table-cell/>
          <table:table-cell table:style-name="ce1" office:value-type="string">
            <text:p>Earth Radius (nominal)</text:p>
          </table:table-cell>
          <table:table-cell office:value-type="string">
            <text:p>Re</text:p>
          </table:table-cell>
          <table:table-cell table:style-name="ce1" office:value-type="float" office:value="6378">
            <text:p>6378</text:p>
          </table:table-cell>
          <table:table-cell office:value-type="string">
            <text:p>km</text:p>
          </table:table-cell>
          <table:table-cell/>
          <table:covered-table-cell table:number-columns-repeated="7"/>
        </table:table-row>
        <table:table-row table:style-name="ro2">
          <table:table-cell/>
          <table:table-cell table:style-name="ce1" office:value-type="string">
            <text:p>Earth Radius (communication)</text:p>
          </table:table-cell>
          <table:table-cell office:value-type="string">
            <text:p>Re</text:p>
          </table:table-cell>
          <table:table-cell table:style-name="ce2" table:formula="of:=[.D7]*(4/3)" office:value-type="float" office:value="8504">
            <text:p>8504</text:p>
          </table:table-cell>
          <table:table-cell office:value-type="string">
            <text:p>km</text:p>
          </table:table-cell>
          <table:table-cell table:style-name="ce21" office:value-type="string">
            <text:p>---------&gt;</text:p>
          </table:table-cell>
          <table:covered-table-cell table:number-columns-repeated="7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2">
          <table:table-cell/>
          <table:table-cell table:style-name="ce3" office:value-type="string">
            <text:p>NOMINAL CALCULATIONS</text:p>
          </table:table-cell>
          <table:table-cell table:style-name="ce9"/>
          <table:table-cell table:style-name="ce15"/>
          <table:table-cell table:number-columns-repeated="9"/>
        </table:table-row>
        <table:table-row table:style-name="ro2">
          <table:table-cell/>
          <table:table-cell table:style-name="ce4" office:value-type="string">
            <text:p>(actual distance)</text:p>
          </table:table-cell>
          <table:table-cell table:style-name="ce10"/>
          <table:table-cell table:style-name="ce16"/>
          <table:table-cell table:number-columns-repeated="9"/>
        </table:table-row>
        <table:table-row table:style-name="ro2">
          <table:table-cell/>
          <table:table-cell office:value-type="string">
            <text:p>( (H + Re) / Re )^2</text:p>
          </table:table-cell>
          <table:table-cell table:formula="of:=(([.D5]+[.D7])/[.D7])^2" office:value-type="float" office:value="1.19699655477274">
            <text:p>1.1969965548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s^2(ε0)</text:p>
          </table:table-cell>
          <table:table-cell table:formula="of:=(COS(RADIANS([.D6])))^2" office:value-type="float" office:value="1">
            <text:p>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n(ε0)</text:p>
          </table:table-cell>
          <table:table-cell table:formula="of:=SIN(RADIANS([.D6]))" office:value-type="float" office:value="0">
            <text:p>0</text:p>
          </table:table-cell>
          <table:table-cell table:number-columns-repeated="3"/>
          <table:table-cell table:style-name="ce23" office:value-type="string">
            <text:p>Equation: slant range as function of elevation angle</text:p>
          </table:table-cell>
          <table:table-cell table:style-name="ce26" table:number-columns-repeated="5"/>
          <table:table-cell table:style-name="ce29"/>
        </table:table-row>
        <table:table-row table:style-name="ro2">
          <table:table-cell/>
          <table:table-cell office:value-type="string">
            <text:p>Sqrt()</text:p>
          </table:table-cell>
          <table:table-cell table:formula="of:=SQRT([.C12]-[.C13])" office:value-type="float" office:value="0.443842939307073">
            <text:p>0.4438429393</text:p>
          </table:table-cell>
          <table:table-cell table:number-columns-repeated="3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office:value-type="string">
            <text:p>[ <text:s/>]</text:p>
          </table:table-cell>
          <table:table-cell table:formula="of:=[.C15]-[.C14]" office:value-type="float" office:value="0.443842939307073">
            <text:p>0.4438429393</text:p>
          </table:table-cell>
          <table:table-cell table:number-columns-repeated="3"/>
          <table:table-cell table:style-name="ce24">
            <draw:frame table:end-cell-address="'Slant Range'.M20" table:end-x="0.185in" table:end-y="0.1276in" draw:z-index="0" draw:style-name="gr1" draw:text-style-name="P1" svg:width="5.1638in" svg:height="1.05in" svg:x="0.2768in" svg:y="0.0547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ce6" office:value-type="string">
            <text:p>Slant Range (d) = </text:p>
          </table:table-cell>
          <table:table-cell table:style-name="ce11" table:formula="of:=[.D7]*[.C16]" office:value-type="float" office:value="2830.83026690051">
            <text:p>2831</text:p>
          </table:table-cell>
          <table:table-cell table:style-name="ce18" office:value-type="string">
            <text:p>km</text:p>
          </table:table-cell>
          <table:table-cell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ce3" office:value-type="string">
            <text:p>COMMUNICATIONS CALCULATIONS</text:p>
          </table:table-cell>
          <table:table-cell table:style-name="ce9"/>
          <table:table-cell table:style-name="ce15"/>
          <table:table-cell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ce4" office:value-type="string">
            <text:p>(distance radio waves travel)</text:p>
          </table:table-cell>
          <table:table-cell table:style-name="ce10"/>
          <table:table-cell table:style-name="ce16"/>
          <table:table-cell table:number-columns-repeated="2"/>
          <table:table-cell table:style-name="ce24"/>
          <table:table-cell table:style-name="ce27" table:number-columns-repeated="5"/>
          <table:table-cell table:style-name="ce30"/>
        </table:table-row>
        <table:table-row table:style-name="ro2">
          <table:table-cell/>
          <table:table-cell table:style-name="ce7" office:value-type="string">
            <text:p>( (H + Re) / Re )^2</text:p>
          </table:table-cell>
          <table:table-cell table:style-name="ce12" table:formula="of:=(([.D5]+[.D8])/[.D8])^2" office:value-type="float" office:value="1.14608807852251">
            <text:p>1.1460880785</text:p>
          </table:table-cell>
          <table:table-cell table:style-name="ce19"/>
          <table:table-cell table:number-columns-repeated="2"/>
          <table:table-cell table:style-name="ce25"/>
          <table:table-cell table:style-name="ce28" table:number-columns-repeated="5"/>
          <table:table-cell table:style-name="ce31"/>
        </table:table-row>
        <table:table-row table:style-name="ro2">
          <table:table-cell/>
          <table:table-cell office:value-type="string">
            <text:p>cos^2(ε0)</text:p>
          </table:table-cell>
          <table:table-cell table:formula="of:=(COS(RADIANS([.D6])))^2" office:value-type="float" office:value="1">
            <text:p>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n(ε0)</text:p>
          </table:table-cell>
          <table:table-cell table:formula="of:=SIN(RADIANS([.D6]))" office:value-type="float" office:value="0">
            <text:p>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qrt()</text:p>
          </table:table-cell>
          <table:table-cell table:formula="of:=SQRT([.C22]-[.C23])" office:value-type="float" office:value="0.382214702127624">
            <text:p>0.3822147021</text:p>
          </table:table-cell>
          <table:table-cell table:number-columns-repeated="10"/>
        </table:table-row>
        <table:table-row table:style-name="ro2">
          <table:table-cell table:style-name="Default"/>
          <table:table-cell table:style-name="ce8" office:value-type="string">
            <text:p>[ <text:s/>]</text:p>
          </table:table-cell>
          <table:table-cell table:style-name="ce13" table:formula="of:=[.C25]-[.C24]" office:value-type="float" office:value="0.382214702127624">
            <text:p>0.3822147021</text:p>
          </table:table-cell>
          <table:table-cell table:style-name="ce20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/>
          <table:table-cell table:style-name="ce6" office:value-type="string">
            <text:p>Slant Range (d) = </text:p>
          </table:table-cell>
          <table:table-cell table:style-name="ce11" table:formula="of:=[.D8]*[.C26]" office:value-type="float" office:value="3250.35382689331">
            <text:p>3250</text:p>
          </table:table-cell>
          <table:table-cell table:style-name="ce18" office:value-type="string">
            <text:p>km</text:p>
          </table:table-cell>
          <table:table-cell table:style-name="Default" table:number-columns-repeated="2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1/14/2013</text:date>, <text:time>15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1-14T13:31:27.89</meta:creation-date>
    <dc:date>2013-11-14T15:15:40.59</dc:date>
    <dc:creator>Richard Witherspoon</dc:creator>
    <meta:editing-duration>PT1H44M11S</meta:editing-duration>
    <meta:editing-cycles>7</meta:editing-cycles>
    <meta:generator>OpenOffice/4.0.0$Win32 OpenOffice.org_project/400m3$Build-9702</meta:generator>
    <meta:document-statistic meta:table-count="1" meta:cell-count="49" meta:object-count="1"/>
  </office:meta>
</office:document-meta>
</file>

<file path=Object 1/content.xml><?xml version="1.0" encoding="utf-8"?>
<math xmlns="http://www.w3.org/1998/Math/MathML">
  <semantics>
    <mrow>
      <mrow>
        <mi>d</mi>
        <mo stretchy="false">=</mo>
        <msub>
          <mi>R</mi>
          <mi>E</mi>
        </msub>
      </mrow>
      <mrow>
        <mo stretchy="false">[</mo>
        <mrow>
          <mrow>
            <msqrt>
              <mrow>
                <mrow>
                  <msup>
                    <mrow>
                      <mo stretchy="false">(</mo>
                      <mrow>
                        <mfrac>
                          <mrow>
                            <mrow>
                              <mi>H</mi>
                              <mo stretchy="false">+</mo>
                              <msub>
                                <mi>R</mi>
                                <mi>E</mi>
                              </msub>
                            </mrow>
                          </mrow>
                          <mrow>
                            <msub>
                              <mi>R</mi>
                              <mi>E</mi>
                            </msub>
                          </mrow>
                        </mfrac>
                      </mrow>
                      <mo stretchy="false">)</mo>
                    </mrow>
                    <mn>2</mn>
                  </msup>
                  <mo stretchy="false">−</mo>
                  <msup>
                    <mi>cos</mi>
                    <mn>2</mn>
                  </msup>
                </mrow>
                <mrow>
                  <mo stretchy="false">(</mo>
                  <mrow>
                    <msub>
                      <mi>ε</mi>
                      <mn>0</mn>
                    </msub>
                  </mrow>
                  <mo stretchy="false">)</mo>
                </mrow>
              </mrow>
            </msqrt>
            <mo stretchy="false">−</mo>
            <mi>sin</mi>
          </mrow>
          <mrow>
            <mo stretchy="false">(</mo>
            <mrow>
              <msub>
                <mi>ε</mi>
                <mn>0</mn>
              </msub>
            </mrow>
            <mo stretchy="false">)</mo>
          </mrow>
        </mrow>
        <mo stretchy="false">]</mo>
      </mrow>
    </mrow>
    <annotation encoding="StarMath 5.0"> d = R_E[sqrt{({H + R_E} over {R_E})^2 - cos^2(ε_0)} - sin(ε_0) ] </annotation>
  </semantics>
</math>
</file>